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9fdda" officeooo:paragraph-rsid="0019fdda"/>
    </style:style>
    <style:style style:name="P3" style:family="paragraph" style:parent-style-name="Standard">
      <style:paragraph-properties fo:text-align="start" style:justify-single-word="false"/>
      <style:text-properties officeooo:rsid="001b2d88" officeooo:paragraph-rsid="001b2d88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gr1" style:family="graphic">
      <style:graphic-properties draw:textarea-horizontal-align="justify" draw:textarea-vertical-align="middle" draw:auto-grow-height="false" fo:min-height="1.025cm" fo:min-width="2.9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24cm" fo:min-width="3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334cm" fo:min-width="3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" draw:marker-start-width="0.176cm" draw:marker-end="Square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3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884cm" fo:min-width="2.6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9cm" fo:min-width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503cm" fo:min-width="2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743cm" fo:min-width="0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822cm" fo:min-width="1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2.54cm" fo:min-width="2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2.977cm" fo:min-width="2.9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728cm" fo:min-width="0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1.602cm" fo:min-width="3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a1" draw:style-name="gr1" draw:text-style-name="P4" svg:width="3.035cm" svg:height="1.135cm" svg:x="-0.046cm" svg:y="0.589cm"><text:p text:style-name="P4">CONDUCT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a2" draw:style-name="gr2" draw:text-style-name="P4" svg:width="3.507cm" svg:height="1.371cm" svg:x="5.029cm" svg:y="0.598cm"><text:p text:style-name="P4">VEHICUL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3" draw:style-name="gr3" draw:text-style-name="P4" svg:width="3.384cm" svg:height="1.475cm" svg:x="2.459cm" svg:y="2.856cm"><text:p text:style-name="P4">VIAJ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name="Forma4" draw:style-name="gr4" draw:text-style-name="P4" svg:x1="3.055cm" svg:y1="1.147cm" svg:x2="4.944cm" svg:y2="1.212cm"><text:p/></draw:line><draw:line text:anchor-type="paragraph" draw:z-index="4" draw:name="Forma5" draw:style-name="gr5" draw:text-style-name="P4" svg:x1="3.498cm" svg:y1="2.855cm" svg:x2="2.544cm" svg:y2="1.723cm"><text:p/></draw:line><draw:frame text:anchor-type="paragraph" draw:z-index="5" draw:name="Forma6" draw:style-name="gr6" draw:text-style-name="P5" svg:width="1.715cm" svg:height="1.842cm" svg:x="-0.078cm" svg:y="2.018cm"><draw:text-box><text:p>nombre</text:p><text:p>pais</text:p><text:p>truck_ids</text:p></draw:text-box></draw:frame><draw:frame text:anchor-type="paragraph" draw:z-index="6" draw:name="Forma6" draw:style-name="gr7" draw:text-style-name="P5" svg:width="2.932cm" svg:height="2.924cm" svg:x="8.749cm" svg:y="0.526cm"><draw:text-box><text:p>nombre</text:p><text:p>matricula</text:p><text:p>año</text:p><text:p>color</text:p><text:p>conductor_id</text:p></draw:text-box></draw:frame><draw:frame text:anchor-type="paragraph" draw:z-index="7" draw:name="Forma6" draw:style-name="gr8" draw:text-style-name="P5" svg:width="2.932cm" svg:height="3.41cm" svg:x="5.944cm" svg:y="4.812cm"><draw:text-box><text:p>conductor_id</text:p><text:p>truck_id</text:p><text:p>fecha</text:p><text:p>origen</text:p><text:p>destino</text:p><text:p>kms</text:p><text:p>cost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21" draw:name="Forma16" draw:style-name="gr13" draw:text-style-name="P4" svg:width="1.047cm" svg:height="1.047cm" svg:x="11.815cm" svg:y="0.176cm"><text:p text:style-name="P4">D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9" draw:name="Forma14" draw:style-name="gr12" svg:width="2.474cm" svg:height="0.556cm" svg:x="7.317cm" svg:y="0.139cm"><text:p>Model Pyth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2" draw:name="Forma17" draw:style-name="gr5" draw:text-style-name="P4" svg:x1="9.857cm" svg:y1="0.324cm" svg:x2="11.815cm" svg:y2="0.139cm"><text:p/></draw:line></text:p>
      <text:p text:style-name="P1"><draw:line text:anchor-type="paragraph" draw:z-index="20" draw:name="Forma15" draw:style-name="gr5" draw:text-style-name="P4" svg:x1="5.265cm" svg:y1="1.385cm" svg:x2="8.428cm" svg:y2="0.208cm"><text:p/></draw:line></text:p>
      <text:p text:style-name="P1"><draw:custom-shape text:anchor-type="paragraph" draw:z-index="11" draw:name="Forma8" draw:style-name="gr10" draw:text-style-name="P4" svg:width="1.271cm" svg:height="1.271cm" svg:x="9.737cm" svg:y="0.118cm"><text:p text:style-name="P4">For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8" draw:name="Forma7" draw:style-name="gr9" draw:text-style-name="P4" svg:width="2.74cm" svg:height="0.98cm" svg:x="-0.953cm" svg:y="0.24cm"><text:p text:style-name="P4">Men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7" draw:style-name="gr9" draw:text-style-name="P4" svg:width="2.74cm" svg:height="0.98cm" svg:x="2.725cm" svg:y="0.411cm"><text:p text:style-name="P4">Action XM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" draw:name="Forma9" draw:style-name="gr5" draw:text-style-name="P4" svg:x1="9.13cm" svg:y1="0.875cm" svg:x2="9.737cm" svg:y2="0.372cm"><text:p/></draw:line></text:p>
      <text:p text:style-name="P1"><draw:custom-shape text:anchor-type="paragraph" draw:z-index="10" draw:name="Forma7" draw:style-name="gr9" svg:width="2.74cm" svg:height="0.98cm" svg:x="6.391cm" svg:y="0.004cm"><text:p>View XM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name="Forma12" draw:style-name="gr11" draw:text-style-name="P4" svg:x1="6.391cm" svg:y1="0.467cm" svg:x2="5.465cm" svg:y2="0.388cm"><text:p/></draw:line><draw:line text:anchor-type="paragraph" draw:z-index="18" draw:name="Forma13" draw:style-name="gr11" draw:text-style-name="P4" svg:x1="2.66cm" svg:y1="0.429cm" svg:x2="1.787cm" svg:y2="0.164cm"><text:p/></draw:line></text:p>
      <text:p text:style-name="P1"><draw:custom-shape text:anchor-type="paragraph" draw:z-index="12" draw:name="Forma8" draw:style-name="gr10" draw:text-style-name="P4" svg:width="1.271cm" svg:height="1.271cm" svg:x="9.948cm" svg:y="0.206cm"><text:p text:style-name="P4">Lis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" draw:name="Forma10" draw:style-name="gr5" draw:text-style-name="P4" svg:x1="9.13cm" svg:y1="0.18cm" svg:x2="9.948cm" svg:y2="0.695cm"><text:p/></draw:line></text:p>
      <text:p text:style-name="P1"><draw:line text:anchor-type="paragraph" draw:z-index="16" draw:name="Forma11" draw:style-name="gr5" draw:text-style-name="P4" svg:x1="9.075cm" svg:y1="0.009cm" svg:x2="10.068cm" svg:y2="1.413cm"><text:p/></draw:line></text:p>
      <text:p text:style-name="P1"/>
      <text:p text:style-name="P1"><draw:custom-shape text:anchor-type="paragraph" draw:z-index="13" draw:name="Forma8" draw:style-name="gr10" draw:text-style-name="P4" svg:width="1.271cm" svg:height="1.271cm" svg:x="9.948cm" svg:y="0.28cm"><text:p text:style-name="P4">Calenda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ampos relacionales</text:p>
      <text:p text:style-name="P2"/>
      <text:p text:style-name="P2"/>
      <text:p text:style-name="P2"><draw:frame draw:style-name="fr1" draw:name="Objeto1" text:anchor-type="paragraph" svg:width="21.001cm" svg:height="6.974cm" draw:z-index="23"><draw:object xlink:href="./Object 1" xlink:type="simple" xlink:show="embed" xlink:actuate="onLoad"/><draw:image xlink:href="./ObjectReplacements/Object 1" xlink:type="simple" xlink:show="embed" xlink:actuate="onLoad"/></draw:frame><draw:line text:anchor-type="paragraph" draw:z-index="24" draw:name="Forma18" draw:style-name="gr11" draw:text-style-name="P4" svg:x1="2.143cm" svg:y1="1.517cm" svg:x2="13.058cm" svg:y2="1.755cm"><text:p/></draw:line><draw:line text:anchor-type="paragraph" draw:z-index="25" draw:name="Forma19" draw:style-name="gr11" draw:text-style-name="P4" svg:x1="13.096cm" svg:y1="3.237cm" svg:x2="2.275cm" svg:y2="3.329cm"><text:p/></draw:line><draw:custom-shape text:anchor-type="paragraph" draw:z-index="26" draw:name="Forma20" draw:style-name="gr14" svg:width="2.132cm" svg:height="1.641cm" svg:x="6.932cm" svg:y="3.73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7" draw:name="Forma21" draw:style-name="gr5" draw:text-style-name="P4" svg:x1="2.143cm" svg:y1="3.898cm" svg:x2="7.011cm" svg:y2="4.559cm"><text:p/></draw:line><draw:line text:anchor-type="paragraph" draw:z-index="28" draw:name="Forma22" draw:style-name="gr5" draw:text-style-name="P4" svg:x1="9.063cm" svg:y1="4.587cm" svg:x2="13.058cm" svg:y2="4.255cm"><text:p/></draw:line><text:soft-page-break/></text:p>
      <text:p text:style-name="P2"><draw:custom-shape text:anchor-type="paragraph" draw:z-index="34" draw:name="Forma28" draw:style-name="gr18" draw:text-style-name="P4" svg:width="3.573cm" svg:height="1.602cm" svg:x="3.849cm" svg:y="0.485cm"><text:p text:style-name="P4">product_category_rel</text:p><text:p text:style-name="P4">column1=product_id</text:p><text:p text:style-name="P4">column2=category_id</text:p><text:p text:style-name="P4"/><draw:enhanced-geometry svg:viewBox="0 0 21600 21600" draw:type="rectangle" draw:enhanced-path="M 0 0 L 21600 0 21600 21600 0 21600 0 0 Z N"/></draw:custom-shape></text:p>
      <text:p text:style-name="P3">Many2many</text:p>
      <text:p text:style-name="P3"/>
      <text:p text:style-name="P3"><draw:custom-shape text:anchor-type="paragraph" draw:z-index="29" draw:name="Forma23" draw:style-name="gr15" draw:text-style-name="P4" svg:width="2.541cm" svg:height="2.541cm" svg:x="0.053cm" svg:y="0.718cm"><text:p text:style-name="P4">Producto</text:p><draw:enhanced-geometry svg:viewBox="0 0 21600 21600" draw:type="rectangle" draw:enhanced-path="M 0 0 L 21600 0 21600 21600 0 21600 0 0 Z N"/></draw:custom-shape><draw:custom-shape text:anchor-type="paragraph" draw:z-index="30" draw:name="Forma24" draw:style-name="gr16" draw:text-style-name="P4" svg:width="2.978cm" svg:height="2.978cm" svg:x="8.229cm" svg:y="0.48cm"><text:p text:style-name="P4">Categoria</text:p><draw:enhanced-geometry svg:viewBox="0 0 21600 21600" draw:type="rectangle" draw:enhanced-path="M 0 0 L 21600 0 21600 21600 0 21600 0 0 Z N"/></draw:custom-shape><draw:custom-shape text:anchor-type="paragraph" draw:z-index="31" draw:name="Forma25" draw:style-name="gr17" svg:width="1.615cm" svg:height="1.456cm" svg:x="4.763cm" svg:y="1.3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2" draw:name="Forma26" draw:style-name="gr5" draw:text-style-name="P4" svg:x1="2.593cm" svg:y1="2.146cm" svg:x2="4.763cm" svg:y2="2.067cm"><text:p/></draw:line><draw:line text:anchor-type="paragraph" draw:z-index="33" draw:name="Forma27" draw:style-name="gr5" draw:text-style-name="P4" svg:x1="6.376cm" svg:y1="2.067cm" svg:x2="8.163cm" svg:y2="2.12cm"><text:p/></draw:line><draw:line text:anchor-type="paragraph" draw:z-index="35" draw:name="Forma29" draw:style-name="gr5" draw:text-style-name="P4" svg:x1="5.556cm" svg:y1="1.365cm" svg:x2="5.556cm" svg:y2="0.626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1:34:07.462153758</meta:creation-date>
    <dc:date>2018-10-31T20:49:11.827145213</dc:date>
    <meta:editing-duration>PT22M55S</meta:editing-duration>
    <meta:editing-cycles>7</meta:editing-cycles>
    <meta:generator>LibreOffice/6.0.6.2$Linux_X86_64 LibreOffice_project/00m0$Build-2</meta:generator>
    <meta:document-statistic meta:table-count="0" meta:image-count="0" meta:object-count="1" meta:page-count="2" meta:paragraph-count="2" meta:word-count="3" meta:character-count="28" meta:non-whitespace-character-count="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60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bcaed5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ackground-color="#bcaed5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ackground-color="#bcaed5" fo:border-left="0.06pt solid #000000" fo:border-right="0.06pt solid #000000" fo:border-top="none"/>
    </style:style>
    <style:style style:name="ce5" style:family="table-cell" style:parent-style-name="Default">
      <style:text-properties fo:color="#333333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3"/>
          <table:table-cell table:style-name="ce1" office:value-type="string" calcext:value-type="string">
            <text:p>Conductor</text:p>
          </table:table-cell>
          <table:table-cell table:number-columns-repeated="4"/>
          <table:table-cell table:style-name="ce1" office:value-type="string" calcext:value-type="string">
            <text:p>Vehiculo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4"/>
          <table:table-cell table:style-name="ce2"/>
          <table:table-cell/>
        </table:table-row>
        <table:table-row table:style-name="ro1">
          <table:table-cell table:number-columns-repeated="3"/>
          <table:table-cell office:value-type="string" calcext:value-type="string">
            <text:p>truck_ids</text:p>
          </table:table-cell>
          <table:table-cell table:number-columns-repeated="4"/>
          <table:table-cell office:value-type="string" calcext:value-type="string">
            <text:p>conductor_id</text:p>
          </table:table-cell>
          <table:table-cell office:value-type="string" calcext:value-type="string">
            <text:p>Many2one</text:p>
          </table:table-cell>
        </table:table-row>
        <table:table-row table:style-name="ro3">
          <table:table-cell table:number-columns-repeated="5"/>
          <table:table-cell table:style-name="ce5" office:value-type="string" calcext:value-type="string">
            <text:p>One2many(</text:p>
            <text:p>comodel_name=”viajes.vehiculo”</text:p>
            <text:p>inverse_name=”conductor_id”)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4"/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 style:data-style-name="N2" text:time-value="20:39:11.7263741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